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size="13pt" fo:language="fr" fo:country="FR" style:font-size-asian="13pt" style:font-size-complex="13pt"/>
    </style:style>
    <style:style style:name="P2" style:family="paragraph" style:parent-style-name="Standard">
      <style:text-properties fo:font-size="15pt" fo:language="fr" fo:country="FR" style:text-underline-style="solid" style:text-underline-width="auto" style:text-underline-color="font-color" style:text-underline-mode="continuous" style:text-overline-mode="continuous" style:text-line-through-mode="continuous" style:font-size-asian="15pt" style:font-size-complex="15pt"/>
    </style:style>
    <style:style style:name="P3"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4" style:family="paragraph" style:parent-style-name="Standard">
      <style:paragraph-properties fo:text-align="center" style:justify-single-word="false"/>
    </style:style>
    <style:style style:name="P5" style:family="paragraph" style:parent-style-name="Standard" style:master-page-name="MP0">
      <style:paragraph-properties fo:text-align="center" style:justify-single-word="false" style:page-number="auto" fo:break-before="page"/>
      <style:text-properties fo:font-size="20pt" fo:language="fr" fo:country="FR" fo:font-weight="bold" style:font-size-asian="20pt" style:font-weight-asian="bold" style:font-size-complex="20pt" style:font-weight-complex="bold"/>
    </style:style>
    <style:style style:name="P6" style:family="paragraph" style:parent-style-name="Standard">
      <style:text-properties fo:font-size="13pt" fo:language="fr" fo:country="FR" style:font-size-asian="13pt" style:font-size-complex="13pt"/>
    </style:style>
    <style:style style:name="T1" style:family="text">
      <style:text-properties fo:font-size="13pt" fo:language="fr" fo:country="FR" style:font-size-asian="13pt" style:font-size-complex="13pt"/>
    </style:style>
    <style:style style:name="T2" style:family="text">
      <style:text-properties fo:font-size="13pt" fo:language="fr" fo:country="FR" officeooo:rsid="00167442" style:font-size-asian="13pt" style:font-size-complex="13pt"/>
    </style:style>
    <style:style style:name="T3" style:family="text">
      <style:text-properties fo:font-size="13pt" fo:language="fr" fo:country="FR" officeooo:rsid="001829a0" style:font-size-asian="13pt" style:font-size-complex="13pt"/>
    </style:style>
    <style:style style:name="T4" style:family="text">
      <style:text-properties fo:font-size="28pt" fo:language="fr" fo:country="FR"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5" style:family="text">
      <style:text-properties officeooo:rsid="00153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nsidérations ergonomiques :</text:p>
      <text:p text:style-name="P1"/>
      <text:p text:style-name="P1"/>
      <text:p text:style-name="P2">Mise à l’échelle :</text:p>
      <text:p text:style-name="P1"/>
      <text:p text:style-name="P1"><text:tab/>- Taille minimale : 1080x720</text:p>
      <text:p text:style-name="P1"><text:tab/>- Taille Maximale : 2560x1920</text:p>
      <text:p text:style-name="P1"/>
      <text:p text:style-name="P1">Ces tailles conviennent à la majorité des écrans vendu dans le commerce aujourd'hui.</text:p>
      <text:p text:style-name="P1"/>
      <text:p text:style-name="P1"><text:tab/>En effet, l'application a été design pour avoir un rendu agréable tant sur des écran 1080p que 2k mais également sur un écran 1080p vertical. Il est également possible d'adapter la taille de la fenêtre entre les bornes citées plus haut. L’application est aussi très peu consommatrice et est donc adaptée pour une grande partie des appareils (même peu performants) pour le plus grand plaisir des petites configurations.</text:p>
      <text:p text:style-name="P1"/>
      <text:p text:style-name="P1"/>
      <text:p text:style-name="P2">Disposition du menu :</text:p>
      <text:p text:style-name="P1"/>
      <text:p text:style-name="P1"><text:tab/>L'application est constituée d'une bande horizontale sur la partie haute qui regroupe les différents boutons liés à leurs fonctionnalités. Elle est suivie d'une seconde barre servant au tri et à la recherche des différents items. Selon les différents pages, le dessous est différent mais garde une certaine mise en forme.</text:p>
      <text:p text:style-name="P1"><text:tab/><text:span text:style-name="T5">Toutes les pages du « fetcher » de l’application suivent le même modèle avec les même proportions, ce qui permet à l’utilisateur une navigation simple et rapide dans celle-ci.</text:span></text:p>
      <text:p text:style-name="P1"/>
      <text:p text:style-name="P1"/>
      <text:p text:style-name="P2">Couleurs et Visuel :</text:p>
      <text:p text:style-name="P2"/>
      <text:p text:style-name="P1"><text:tab/>Les pages possèdent une même image de fonds, avec des couleurs agréables à la vision, les bandeaux sont assez sobres avec une couleur grisée et permettent un confort des yeux. Les boutons ont des formes à but d’attirer l’œil et possèdent une même forme pour garder une uniformité. L’utilisateur pourra aussi remarquer que certains boutons sont toujours à la même place pour ne pas rendre pénible la navigation. Les diverses possibilités qu’offre notre application ont mis au premier plan le côté visuel et permet une meilleure expérience dans celle-ci.</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Prise en compte de l'accessibilité :</text:p>
      <text:p text:style-name="P1"/>
      <text:p text:style-name="P1"/>
      <text:p text:style-name="P2">Accessibilité :</text:p>
      <text:p text:style-name="P1"/>
      <text:p text:style-name="Standard"><text:span text:style-name="Police_20_par_20_défaut"><text:span text:style-name="T1"><text:tab/></text:span></text:span><text:span text:style-name="Police_20_par_20_défaut"><text:span text:style-name="T2">Nous avons</text:span></text:span><text:span text:style-name="Police_20_par_20_défaut"><text:span text:style-name="T1"> pensé à rendre l’application disponible avec ou sans compte pour les personnes qui comptent l’utiliser beaucoup ou non. L’application est totalement accessible et gratuite pour tout le monde qui peut posséder un appareil électronique (le seul problème). Mis à part ça, nous n’avons pas vraiment mis en place de mesures pour les non-voyants ou mal-voyant car ceux-là ne peuvent vraiment jouer au jeu du fait que ce jeu est accès exclusivement sur le visuel. Notre application est néanmoins accessible à une majorité des personnes qui seraient intéressées pour l’utiliser </text:span></text:span><text:span text:style-name="Police_20_par_20_défaut"><text:span text:style-name="T3">les textes sont par ailleurs assez lisibles</text:span></text:span><text:span text:style-name="Police_20_par_20_défaut"><text:span text:style-name="T1">.</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4">Partie 2 &amp; 3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21-06-13T12:14:00Z</meta:creation-date>
    <dc:date>2021-06-13T19:32:31.091000000</dc:date>
    <meta:editing-cycles>37</meta:editing-cycles>
    <meta:editing-duration>PT1H4M36S</meta:editing-duration>
    <meta:document-statistic meta:table-count="0" meta:image-count="0" meta:object-count="0" meta:page-count="2" meta:paragraph-count="15" meta:word-count="385" meta:character-count="2392" meta:non-whitespace-character-count="2015"/>
    <meta:template xlink:type="simple" xlink:actuate="onRequest" xlink:title="" xlink:href="Normal.dotm"/>
  </office:meta>
</office:document-meta>
</file>